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6cm" svg:height="8.415cm" svg:x="0.04cm" svg:y="1.0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4:59:02.339007843</dc:date>
    <meta:editing-duration>PT4M21S</meta:editing-duration>
    <meta:editing-cycles>26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61cm" svg:height="8.416cm" xlink:href="." xlink:type="simple" chart:class="chart:scatter" chart:style-name="ch1">
        <chart:plot-area chart:style-name="ch2" chart:data-source-has-labels="both" svg:x="0.299cm" svg:y="0.168cm" svg:width="14.363cm" svg:height="8.08cm">
          <chart:coordinate-region svg:x="0.841cm" svg:y="0.367cm" svg:width="13.727cm" svg:height="7.68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